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el" svg:font-family="ARie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8" style:family="paragraph" style:parent-style-name="Bibliography_20_1">
      <style:paragraph-properties fo:line-height="150%"/>
      <style:text-properties style:font-name="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4758b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d1553" style:text-blinking="false" fo:background-color="transparent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1b00" officeooo:paragraph-rsid="0064f77d" style:text-blinking="false" fo:background-color="transparen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50ada6" style:font-size-asian="12pt" style:font-size-complex="12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732591" style:font-size-asian="12pt" style:font-size-complex="12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1982a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61906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732591" style:font-size-asian="12pt" style:font-size-complex="12pt"/>
    </style:style>
    <style:style style:name="P20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9303d" officeooo:paragraph-rsid="0064f77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4cf25" officeooo:paragraph-rsid="0064f77d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5cf74" officeooo:paragraph-rsid="0064f77d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4e3a" officeooo:paragraph-rsid="0064f77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fc06" officeooo:paragraph-rsid="0064f77d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29d2a" officeooo:paragraph-rsid="0064f77d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e03c2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fc46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e0eb1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fefe6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1982a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32591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fefe6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e0eb1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03de0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1458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5c46" style:text-blinking="false" fo:background-color="transparent" loext:char-shading-value="0" style:font-size-asian="12pt" style:font-size-complex="12pt"/>
    </style:style>
    <style:style style:name="T40" style:family="text">
      <style:text-properties fo:font-weight="bold" style:font-weight-asian="bold"/>
    </style:style>
    <style:style style:name="T41" style:family="text">
      <style:text-properties style:font-name="Arial1" officeooo:rsid="0064f77d"/>
    </style:style>
    <style:style style:name="T42" style:family="text">
      <style:text-properties style:font-name="Arial1" fo:font-weight="normal" officeooo:rsid="006b3208" style:font-weight-asian="normal" style:font-weight-complex="normal"/>
    </style:style>
    <style:style style:name="T43" style:family="text">
      <style:text-properties style:font-name="Arial1" officeooo:rsid="006b3208"/>
    </style:style>
    <style:style style:name="T44" style:family="text">
      <style:text-properties style:font-name="Arial1" officeooo:rsid="00732591"/>
    </style:style>
    <style:style style:name="T45" style:family="text">
      <style:text-properties style:font-name="Arial1" officeooo:rsid="00779a15"/>
    </style:style>
    <style:style style:name="T46" style:family="text">
      <style:text-properties officeooo:rsid="007476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d9563954-3bf5-1e43-32ee-80ea9bca29fb"/>Fundamentação SHA-3 baixo consumo</text:p>
      <text:p text:style-name="P7"/>
      <text:p text:style-name="P5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11"/>
      <text:p text:style-name="P4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qJd5XdqGuSmO"/><text:bookmark-start text:name="ZOTERO_BREF_dccwNUM3wAgr"/><text:span text:style-name="T1">(DANG, 2015)</text:span><text:bookmark-end text:name="ZOTERO_BREF_qJd5XdqGuSmO"/><text:bookmark-end text:name="ZOTERO_BREF_dccwNUM3wAgr"/><text:span text:style-name="T1">. </text:span></text:p>
      <text:p text:style-name="P12"/>
      <text:p text:style-name="P3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13"/>
      <text:p text:style-name="P4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14"><text:span text:style-name="T1"/></text:p>
      <text:p text:style-name="P14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20"/>
      <text:p text:style-name="P18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21"><text:tab/></text:p>
      <text:p text:style-name="P4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22"/>
      <text:p text:style-name="P4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23"/>
      <text:p text:style-name="P4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24"><text:tab/></text:p>
      <text:p text:style-name="P4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25"><text:tab/></text:p>
      <text:p text:style-name="P4"><text:span text:style-name="T24">E</text:span><text:span text:style-name="T25">studos com o </text:span><text:span text:style-name="T24">mesmo</text:span><text:span text:style-name="T25"> intuito de minimizar recursos de hardware, realizados por Rabia Shahid</text:span><text:bookmark-start text:name="ZOTERO_BREF_ke3qnBLNbkwq"/><text:span text:style-name="T25">(SHAHID et al., 2011)</text:span><text:bookmark-end text:name="ZOTERO_BREF_ke3qnBLNbkwq"/><text:span text:style-name="T25"> </text:span><text:span text:style-name="T26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26"/>
      <text:p text:style-name="P19"><text:span text:style-name="T24">Outro algoritmo</text:span><text:span text:style-name="T27"> finalista do concurso </text:span><text:span text:style-name="T28">promovido pelo NITS</text:span><text:span text:style-name="T27">, BLAKE, </text:span><text:span text:style-name="T24">também é alvo de </text:span><text:span text:style-name="T29">pesquisadores</text:span><text:span text:style-name="T24">.</text:span><text:span text:style-name="T27"> </text:span><text:span text:style-name="T30">O algoritmo BLAKE é baseado em Funções-G, assim Arsalan e </text:span><text:span text:style-name="T31">Aziz(Referenciar)</text:span><text:span text:style-name="T30">, <text:s/>imple</text:span><text:span text:style-name="T31">mentaram diferentes arquiteturas na FPGA Virtex 5 denominadas como 8G, 4G e 1G, cada projeto é implementado usando diferentes <text:s/>estratégias de otimização </text:span><text:span text:style-name="T32">e compararam os resultados no que se refere a</text:span><text:span text:style-name="T31"> Área, Velocidade e Balanceamento, </text:span><text:span text:style-name="T32">obtidos após cada teste</text:span><text:span text:style-name="T31">. No primeiro design foi usando Funç</text:span><text:span text:style-name="T32">ão</text:span><text:span text:style-name="T31"> 8G, no segundo Funç</text:span><text:span text:style-name="T32">ão</text:span><text:span text:style-name="T31"> 4G e o </text:span><text:span text:style-name="T32">terceiro é baseado em duas funções Half-G. </text:span></text:p>
      <text:p text:style-name="P15"><text:soft-page-break/><text:span text:style-name="T33">Assim </text:span><text:span text:style-name="T30">Arsalan e </text:span><text:span text:style-name="T31">Aziz </text:span><text:span text:style-name="T32">observaram, ao comparar os resultados, que a Taxa máxima de Transferência entre as implementações é obtido na Função 8G: </text:span><text:span text:style-name="T33">2.620 Gbps</text:span><text:span text:style-name="T32">, </text:span><text:span text:style-name="T33">a Função 1G é a que necessita de menos área: 412 slices da FPGA, e a Função 4G fornece resultados mais eficientes em termos de Taxa de Transferência por Área(TPA) : 2.139. Concluíram que a seleção da arquitetura depende do tipo de aplicação e das restrições ou não que o projeto venha a ter.</text:span></text:p>
      <text:p text:style-name="P15"><text:span text:style-name="T33"/></text:p>
      <text:p text:style-name="P16"><text:span text:style-name="T34">Continuando,</text:span><text:span text:style-name="T35"> </text:span><text:span text:style-name="T36">Arsalan et al</text:span><text:bookmark-start text:name="ZOTERO_BREF_THIYHLXqSvLL"/><text:span text:style-name="T36">(ARSALAN et al., 2013)</text:span><text:bookmark-end text:name="ZOTERO_BREF_THIYHLXqSvLL"/><text:span text:style-name="T36">, </text:span><text:span text:style-name="T34">agora</text:span><text:span text:style-name="T37"> </text:span><text:span text:style-name="T36">focado na eficiência da área utilizada de FPGA, implement</text:span><text:span text:style-name="T38">ou</text:span><text:span text:style-name="T36"> o algoritmo BLAKE na Xilinx Virtex 5 LX-50T, usando Horizontal Folding e pipelining, duas funções de <text:s/>Half-G. Os resultados mostra</text:span><text:span text:style-name="T39">ram</text:span><text:span text:style-name="T36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16"><text:span text:style-name="T36"/></text:p>
      <text:p text:style-name="P17"><text:span text:style-name="T41">Dentre os trabalhos citados, </text:span><text:span text:style-name="T44">cada autor </text:span><text:span text:style-name="T41">destaca, </text:span><text:span text:style-name="T44">quando é baixo,</text:span><text:span text:style-name="T41"> o consumo energético do modelo SHA-3 proposto. No entanto, pouco ou nenhuma, técnica LOW POWER é aplicada no desenvolvimento e implementação dos modelos propostos. Dentre as técnicas utilizadas para redução do consumo energético, destaca-se, por sua eficiência, a POWER GATING(GEORGE). </text:span></text:p>
      <text:p text:style-name="P17"><text:span text:style-name="T41"/></text:p>
      <text:p text:style-name="P17"><text:span text:style-name="T41">POWER GATING é maneira mais eficiente de reduzir a energia estática (CHEN; LIN, 2008; UPASANI et al., 2009), Sathanur et al (SATHANUR; CALIMERA; et al., 2008) </text:span><text:span text:style-name="T45">analisam</text:span><text:span text:style-name="T41"> a aplicação da técnica e demonstram a efetividade na redução do consumo de energia estática. GEORGE realizou quatro estudos de caso: Decodificador BCD(Binary Coded Decimal) para display de sete segmentos em nível RTL(R</text:span><text:span text:style-name="T42">egister-Transfer Level</text:span><text:span text:style-name="T43">), Decodificador BCD para display de sete segmentos em nível ESL, SPVR(Speaker Verification), no nível ESL(Embedded </text:span><text:span text:style-name="Emphasis"><text:span text:style-name="T43">Systems</text:span></text:span><text:span text:style-name="T43"> Letters) e o ultimo caso Decodificador MPEG-4, nos níveis ESL e RTL, <text:s/>e os resultados demonstraram a eficácia do método.</text:span></text:p>
      <text:p text:style-name="P9"/>
      <text:p text:style-name="P1"><text:tab/></text:p>
      <text:p text:style-name="P1"><text:soft-page-break/></text:p>
      <text:p text:style-name="P1"/>
      <text:p text:style-name="P2"><text:span text:style-name="T46">Bibliografia</text:span>:</text:p>
      <text:p text:style-name="P2"/>
      <text:p text:style-name="P8"><text:bookmark-start text:name="ZOTERO_BREF_vCNO8SaYVzGv"/>ARSALAN, M. et al. <text:span text:style-name="T40">Compact hardware implementation of SHA-3 finalist blake on FPGA</text:span>. IEEE, dez. 2013Disponível em: &lt;http://ieeexplore.ieee.org/document/6743547/&gt;. Acesso em: 26 maio. 2017</text:p>
      <text:p text:style-name="P8">BALDWIN, B. et al. <text:span text:style-name="T40">FPGA Implementations of SHA-3 Candidates: CubeHash, Grøstl, LANE, Shabal and Spectral Hash</text:span>. IEEE, ago. 2009Disponível em: &lt;http://ieeexplore.ieee.org/document/5350099/&gt;. Acesso em: 26 maio. 2017</text:p>
      <text:p text:style-name="P8">DANG, Q. H. <text:span text:style-name="T40">Secure Hash Standard</text:span>. [s.l.] National Institute of Standards and Technology, jul. 2015. Disponível em: &lt;http://nvlpubs.nist.gov/nistpubs/FIPS/NIST.FIPS.180-4.pdf&gt;. Acesso em: 26 maio. 2017.</text:p>
      <text:p text:style-name="P8">EL-HADEDY, M. et al. <text:span text:style-name="T40">Low area FPGA and ASIC implementations of the hash function “Blue Midnight Wish-256”;</text:span> IEEE, dez. 2009Disponível em: &lt;http://ieeexplore.ieee.org/document/5383318/&gt;. Acesso em: 26 maio. 2017</text:p>
      <text:p text:style-name="P8">FIPS 180 - 1. <text:span text:style-name="T40">Secure Hash Standard(SHA-1)</text:span>. Disponível em: &lt;http://cpansearch.perl.org/src/GAAS/Digest-SHA1-2.13/fip180-1.html&gt;. Acesso em: 24 maio. 2017. </text:p>
      <text:p text:style-name="P8">FIPS 180 - 2. Secure Hash Signature Standard. <text:span text:style-name="T40">Secure Hash Standard</text:span>, p. 76, de agosto de 2002. </text:p>
      <text:p text:style-name="P8">FIPS 180 - 4. SHA-3 Standard: <text:s/>Permutation-Based Hash and <text:s/>Extendable-Output Functions. p. 37, ago. 2015. </text:p>
      <text:p text:style-name="P8">IOANNOU, L.; MICHAIL, H. E.; VOYIATZIS, A. G. <text:span text:style-name="T40">High performance pipelined FPGA implementation of the SHA-3 hash algorithm</text:span>. IEEE, <text:soft-page-break/>jun. 2015Disponível em: &lt;http://ieeexplore.ieee.org/document/7181868/&gt;. Acesso em: 26 maio. 2017</text:p>
      <text:p text:style-name="P8">JARVINEN, K.; TOMMISKA, M.; SKYTTA, J. Hardware Implementation Analysis of the MD5 Hash Algorithm. <text:span text:style-name="T40">Hardware Implementation Analysis of the MD5 Hash Algorithm</text:span>, p. 10, 2005. </text:p>
      <text:p text:style-name="P8">JUNGK, B.; REITH, S. <text:span text:style-name="T40">On FPGA-Based Implementations of the SHA-3 Candidate Grøstl</text:span>. IEEE, dez. 2010Disponível em: &lt;http://ieeexplore.ieee.org/document/5695325/&gt;. Acesso em: 26 maio. 2017</text:p>
      <text:p text:style-name="P8">KAHRI, F. et al. <text:span text:style-name="T40">An FPGA implementation of the SHA-3: The BLAKE hash function</text:span>. IEEE, de 2013Disponível em: &lt;http://ieeexplore.ieee.org/document/6564030/&gt;. Acesso em: 26 maio. 2017</text:p>
      <text:p text:style-name="P8">KUNDI, D.-S.; AZIZ, A. A low-power SHA-3 designs using embedded digital signal processing slice on FPGA. <text:span text:style-name="T40">Computers &amp; Electrical Engineering</text:span>, v. 55, p. 138–152, out. 2016. </text:p>
      <text:p text:style-name="P8">PEDRAM, M. Clock-Gating <text:s/>and Its Application to <text:s/>Low Power. <text:span text:style-name="T40">Clock-Gating <text:s/>and Its Application to <text:s/>Low Power Design of Sequential Circuits</text:span>, p. 14, [s.d.]. </text:p>
      <text:p text:style-name="P8">SHAHID, R. et al. <text:span text:style-name="T40">Use of embedded FPGA resources in implementations of 14 round 2 SHA-3 candidates</text:span>. IEEE, dez. 2011Disponível em: &lt;http://ieeexplore.ieee.org/document/6132680/&gt;. Acesso em: 26 maio. 2017</text:p>
      <text:p text:style-name="P8">SHARMA, J.; KOPPAD, D. <text:span text:style-name="T40">Low power and pipelined secure hashing algorithm-3(SHA-3)</text:span>. IEEE, dez. 2016Disponível em: &lt;http://ieeexplore.ieee.org/document/7839059/&gt;. Acesso em: 26 maio. 2017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el" svg:font-family="ARie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27M27S</meta:editing-duration>
    <meta:editing-cycles>28</meta:editing-cycles>
    <meta:generator>LibreOffice/5.0.6.2$Linux_X86_64 LibreOffice_project/00$Build-2</meta:generator>
    <dc:date>2017-05-26T16:30:40.685934308</dc:date>
    <meta:document-statistic meta:table-count="0" meta:image-count="0" meta:object-count="0" meta:page-count="6" meta:paragraph-count="37" meta:word-count="1549" meta:character-count="10355" meta:non-whitespace-character-count="8805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DOI":"10.1016/j.compeleceng.2016.04.004","ISSN":"00457906","language":"en","author":[{"family":"Kundi","given":"Dur-e-Shahwar"},{"family":"Aziz","given":"Arshad"}],"issued":{"date-parts":[["2016",10]]}}}],"schema":"https:/</meta:user-defined>
    <meta:user-defined meta:name="ZOTERO_BREF_Hm4TfP6n1qqk_4" meta:value-type="string">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la</meta:user-defined>
    <meta:user-defined meta:name="ZOTERO_BREF_IPPni6fiaHYg_3" meta:value-type="string">nguage":"en","author":[{"family":"PEDRAM","given":"Massoud"}]}}],"schema":"https://github.com/citation-style-language/schema/raw/master/csl-citation.js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author":[{"family":"JARVINEN","given":"Kimmo"},{"family":"TOMMISKA","given":"Matti"},{"family":"SKYTTA","given":"Jorma"}],"issued":{"date-parts":[["2005"]]}}}],"schema":"https://github.com/citation-style-language/schema/raw/maste</meta:user-defined>
    <meta:user-defined meta:name="ZOTERO_BREF_Pk7sTmmY1wkC_4" meta:value-type="string">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9"&gt;&lt;session id="VwFjbtdC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